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f15e3" officeooo:paragraph-rsid="000f15e3"/>
    </style:style>
    <style:style style:name="P2" style:family="paragraph" style:parent-style-name="Standard">
      <style:text-properties officeooo:rsid="000d982a" officeooo:paragraph-rsid="000d982a"/>
    </style:style>
    <style:style style:name="P3" style:family="paragraph" style:parent-style-name="Standard">
      <style:text-properties officeooo:rsid="000f15e3" officeooo:paragraph-rsid="000f15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summary</text:p>
      <text:p text:style-name="P3">The aim of this project was to make a simple, flexible tool to calculate the metrics of glycemic control from continuous glucose monitoring (CGM) data.</text:p>
      <text:p text:style-name="P3"/>
      <text:p text:style-name="P3">The international consensus on the use of continuous glucose monitors (CGMs) has identified several metrics of glycemic control that are important for assessing and optimizing diabetes management.</text:p>
      <text:p text:style-name="P3"><text:s/></text:p>
      <text:p text:style-name="P1">For clinical purposes, CGM metrics are important for monitoring glycemic control in individuals with diabetes and assessing the effectiveness of diabetes management strategies. CGM metrics such as time in range (TIR) are especially useful for personalizing diabetes management and reducing the risk of complications. In research studies, CGM data provides objective measures of glycemic control over time, enabling comparisons of different diabetes management strategies, identification of subgroups with specific glycemic patterns, and long-term monitoring of glycemic control. Therefore, the metrics of glycemic control derived from CGM data are critical for improving diabetes management and advancing our understanding of the natural history of diabete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12:04:06.653454439</meta:creation-date>
    <dc:date>2023-03-31T22:22:24.805477686</dc:date>
    <meta:editing-duration>PT10H18M17S</meta:editing-duration>
    <meta:editing-cycles>2</meta:editing-cycles>
    <meta:generator>LibreOffice/7.5.0.3$Linux_X86_64 LibreOffice_project/50$Build-3</meta:generator>
    <meta:document-statistic meta:table-count="0" meta:image-count="0" meta:object-count="0" meta:page-count="1" meta:paragraph-count="5" meta:word-count="157" meta:character-count="1121" meta:non-whitespace-character-count="967"/>
  </office:meta>
</office:document-meta>
</file>